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6382" table:default-cell-style-name="ce1"/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0" table:formula="msoxl:=C1*100/$C$9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float" office:value="17.152658662092623" table:formula="msoxl:=C2*100/$C$9" table:style-name="ce2">
            <text:p>1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float" office:value="34.305317324185246" table:formula="msoxl:=C3*100/$C$9" table:style-name="ce2">
            <text:p>34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float" office:value="52.144082332761577" table:formula="msoxl:=C4*100/$C$9" table:style-name="ce2">
            <text:p>52</text:p>
          </table:table-cell>
          <table:table-cell office:value-type="float" office:value="304" table:style-name="ce1">
            <text:p>304</text:p>
          </table:table-cell>
          <table:table-cell table:number-columns-repeated="2"/>
          <table:table-cell table:style-name="ce1">
            <draw:frame draw:z-index="1" draw:id="id0" draw:style-name="a0" draw:name="Diagramm 4" svg:x="0.32292in" svg:y="0in" svg:width="6.375in" svg:height="4.8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float" office:value="68.610634648370493" table:formula="msoxl:=C5*100/$C$9" table:style-name="ce2">
            <text:p>69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float" office:value="77.701543739279586" table:formula="msoxl:=C6*100/$C$9" table:style-name="ce2">
            <text:p>78</text:p>
          </table:table-cell>
          <table:table-cell office:value-type="float" office:value="453" table:style-name="ce1">
            <text:p>453</text:p>
          </table:table-cell>
          <table:table-cell table:number-columns-repeated="16381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float" office:value="86.620926243567752" table:formula="msoxl:=C7*100/$C$9" table:style-name="ce2">
            <text:p>87</text:p>
          </table:table-cell>
          <table:table-cell office:value-type="float" office:value="505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float" office:value="94.854202401372206" table:formula="msoxl:=C8*100/$C$9" table:style-name="ce2">
            <text:p>95</text:p>
          </table:table-cell>
          <table:table-cell office:value-type="float" office:value="553" table:style-name="ce1">
            <text:p>553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00" table:formula="msoxl:=C9*100/$C$9" table:style-name="ce2">
            <text:p>100</text:p>
          </table:table-cell>
          <table:table-cell office:value-type="float" office:value="583" table:style-name="ce1">
            <text:p>58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</meta:initial-creator>
    <dc:creator>Marc</dc:creator>
    <meta:creation-date>2021-02-17T17:57:48Z</meta:creation-date>
    <dc:date>2021-02-17T23:18:5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</office:automatic-styles>
  <office:body>
    <office:chart>
      <chart:chart chart:class="chart:scatter" svg:height="351.7499212598425pt" svg:width="459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1.$B$1:.$B$9" chart:class="chart:scatter" chart:attached-axis="primary-y" chart:style-name="G0S0">
            <chart:domain table:cell-range-address="Tabelle1.$A$1:.$A$9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